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 style:master-page-name="Standard">
      <style:paragraph-properties style:page-number="auto"/>
    </style:style>
    <style:style style:name="P2" style:family="paragraph" style:parent-style-name="_5f_code">
      <style:text-properties officeooo:paragraph-rsid="00432dcd"/>
    </style:style>
    <style:style style:name="T1" style:family="text">
      <style:text-properties fo:language="en" fo:country="US" officeooo:rsid="00432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update</text:p>
      <text:p text:style-name="P2">sudo apt-<text:span text:style-name="T1">get</text:span> install <text:span text:style-name="T1">-y</text:span> apache2</text:p>
      <text:p text:style-name="_5f_code">sudo systemctl status apache2</text:p>
      <text:p text:style-name="_5f_code">hostname -I</text:p>
      <text:p text:style-name="_5f_text"/>
      <text:p text:style-name="_5f_text">Чтобы остановить веб-сервер, введите:</text:p>
      <text:p text:style-name="_5f_text"/>
      <text:p text:style-name="_5f_code">sudo systemctl stop apache2</text:p>
      <text:p text:style-name="_5f_text">Чтобы запустить остановленный веб-сервер, введите:</text:p>
      <text:p text:style-name="_5f_text"/>
      <text:p text:style-name="_5f_code">sudo systemctl start apache2</text:p>
      <text:p text:style-name="_5f_text">Чтобы остановить и снова запустить службу, введите:</text:p>
      <text:p text:style-name="_5f_text"/>
      <text:p text:style-name="_5f_code">sudo systemctl restart apache2</text:p>
      <text:p text:style-name="_5f_text">Если вы просто вносите изменения в конфигурацию, во многих случаях Apache может перезагружаться без отключения соединений. Для этого нужно использовать следующую команду:</text:p>
      <text:p text:style-name="_5f_text"/>
      <text:p text:style-name="_5f_code">sudo systemctl reload apache2</text:p>
      <text:p text:style-name="_5f_text">По умолчанию Apache настроен на автоматический запуск при загрузке сервера. Если вы не хотите этого, отключите такое поведение с помощью следующей команды:</text:p>
      <text:p text:style-name="_5f_text"/>
      <text:p text:style-name="_5f_code">sudo systemctl disable apache2</text:p>
      <text:p text:style-name="_5f_text">Чтобы перезагрузить службу для запуска во время загрузки, введите:</text:p>
      <text:p text:style-name="_5f_text"/>
      <text:p text:style-name="_5f_code">sudo systemctl enable apache2</text:p>
      <text:p text:style-name="_5f_text">Теперь Apache должен запуститься автоматически при следующей загрузке сервера.</text:p>
      <text:p text:style-name="_5f_text"/>
      <text:p text:style-name="_5f_text">В Apache в Ubuntu 20.04 по умолчанию включен один серверный блок, настроенный на обслуживание документов из директории /var/www/html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08</meta:editing-cycles>
    <meta:print-date>1970-01-01T03:00:00</meta:print-date>
    <meta:creation-date>2019-07-03T13:26:00</meta:creation-date>
    <dc:date>2020-10-31T17:41:43.686000000</dc:date>
    <meta:editing-duration>P6DT7H46M20S</meta:editing-duration>
    <meta:generator>LibreOffice/7.0.2.2$Windows_X86_64 LibreOffice_project/8349ace3c3162073abd90d81fd06dcfb6b36b994</meta:generator>
    <meta:document-statistic meta:table-count="0" meta:image-count="0" meta:object-count="0" meta:page-count="1" meta:paragraph-count="18" meta:word-count="134" meta:character-count="1000" meta:non-whitespace-character-count="88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